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 fo:font-weight="bold" officeooo:rsid="000da988" officeooo:paragraph-rsid="000da988" style:font-weight-asian="bold" style:font-weight-complex="bold"/>
    </style:style>
    <style:style style:name="P4" style:family="paragraph" style:parent-style-name="Standard">
      <style:text-properties style:font-name="Calibri" officeooo:paragraph-rsid="000da988"/>
    </style:style>
    <style:style style:name="P5" style:family="paragraph" style:parent-style-name="Standard">
      <style:paragraph-properties fo:text-align="justify" style:justify-single-word="false"/>
      <style:text-properties style:font-name="Calibri"/>
    </style:style>
    <style:style style:name="P6" style:family="paragraph" style:parent-style-name="Standard">
      <style:paragraph-properties fo:text-align="justify" style:justify-single-word="false"/>
      <style:text-properties style:font-name="Calibri" officeooo:paragraph-rsid="000da988"/>
    </style:style>
    <style:style style:name="T1" style:family="text">
      <style:text-properties officeooo:rsid="000da9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5. JMS</text:p>
      <text:p text:style-name="P1"/>
      <text:p text:style-name="P5">1. Cuando un nuevo usuario lanza la aplicación CsdMessengerClient, esta crea la cola asociada al usuario, en la cual se recibirán los mensajes que le lleguen de otros usuarios.</text:p>
      <text:p text:style-name="P5"/>
      <text:p text:style-name="P5">2. Cuando un nuevo usuario lanza la aplicación CsdMessengerClient, esta crea una cola temporal, <text:span text:style-name="T1">a la cual</text:span> envía un mensaje que será recibido por CsdMessengerServer.</text:p>
      <text:p text:style-name="P5"/>
      <text:p text:style-name="P5">3. Cada usuario tiene una cola JMS asociada, cuyos mensajes son consumidos por CsdMessengerServer.</text:p>
      <text:p text:style-name="P5"/>
      <text:p text:style-name="P5">4. Cuando CsdMessengerServer recibe un mensaje indicando que hay un nuevo usuario, responde enviando un mensaje a la cola indicada en la propiedad ‘ReplyTo’ del mensaje recibido.</text:p>
      <text:p text:style-name="P5"/>
      <text:p text:style-name="P6">5. <text:span text:style-name="T1">La cola asociada a un usuario puede contener mensajes enviados tanto por CsdMessengerServer como por algún CsdMessengerClient.</text:span></text:p>
      <text:p text:style-name="P6"/>
      <text:p text:style-name="P5">6. Para enviar un mensaje de Sally a Harry, el CsdMessengerClient de Sally envía el mensaje a la cola de Sally, de donde el broker JMS lo recibe y lo envía a la cola de Harry, de donde el CsdMessenger de Harry lo recibe.</text:p>
      <text:p text:style-name="P5"/>
      <text:p text:style-name="P5">7. Si un usuario cierra su aplicación CsdMessengerClient, cuando la vuelva a abrir más tarde recibirá los mensajes dirigidos a él desde que cerró la aplicación.</text:p>
      <text:p text:style-name="P5"/>
      <text:p text:style-name="P5">8. CsdMessengerClient y CsdMessengerServer utilizan la clase ObjectMessage para construir distintos tipos de mensajes, tales como mensajes de chat o mensajes de notificación de nuevo usuario.</text:p>
      <text:p text:style-name="P5"/>
      <text:p text:style-name="P5">9. Cuando CsdMessengerClient recibe un mensaje, la clase del objeto contenido en el mismo le permite diferenciar distintos tipos de mensajes.</text:p>
      <text:p text:style-name="P5"/>
      <text:p text:style-name="P5">10. Cuando CsdMessengerClient recibe un mensaje, el texto contenido en el mismo le permite diferenciar distintos tipos de mensajes.</text:p>
      <text:p text:style-name="P1"/>
      <text:p text:style-name="P3">Solución:</text:p>
      <text:p text:style-name="P4">1. F</text:p>
      <text:p text:style-name="P4">2. F</text:p>
      <text:p text:style-name="P4">3. F</text:p>
      <text:p text:style-name="P4">4. V</text:p>
      <text:p text:style-name="P4">5. V </text:p>
      <text:p text:style-name="P4">6. F</text:p>
      <text:p text:style-name="P4">7. V</text:p>
      <text:p text:style-name="P4">8. V</text:p>
      <text:p text:style-name="P4">9. V</text:p>
      <text:p text:style-name="P4">10. 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2T19:18:12.318382087</meta:creation-date>
    <dc:date>2021-05-22T19:27:47.609779309</dc:date>
    <meta:editing-duration>PT9M36S</meta:editing-duration>
    <meta:editing-cycles>1</meta:editing-cycles>
    <meta:document-statistic meta:table-count="0" meta:image-count="0" meta:object-count="0" meta:page-count="1" meta:paragraph-count="22" meta:word-count="273" meta:character-count="1654" meta:non-whitespace-character-count="1402"/>
    <meta:generator>LibreOffice/7.1.3.2$Linux_X86_64 LibreOffice_project/47f78053abe362b9384784d31a6e56f8511eb1c1</meta:generator>
  </office:meta>
</office:document-meta>
</file>